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" svg:font-family="'IPH Lib Serif'" style:font-adornments="Regular" style:font-pitch="variable"/>
    <style:font-face style:name="IPH Lib Serif1" svg:font-family="'IPH Lib Serif'" style:font-adornments="Обычный" style:font-pitch="variable"/>
    <style:font-face style:name="IPH Lib Serif2" svg:font-family="'IPH Lib Serif'" style:font-adornments="Полужирный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326d46" officeooo:paragraph-rsid="00326d46"/>
    </style:style>
    <style:style style:name="P2" style:family="paragraph" style:parent-style-name="Footnote">
      <style:text-properties officeooo:rsid="00326d46" officeooo:paragraph-rsid="00326d46"/>
    </style:style>
    <style:style style:name="P3" style:family="paragraph" style:parent-style-name="Сведения_20_об_20_авторе">
      <style:text-properties officeooo:rsid="003357d8" officeooo:paragraph-rsid="003357d8"/>
    </style:style>
    <style:style style:name="P4" style:family="paragraph" style:parent-style-name="Текст_20_списка_20_литературы">
      <style:text-properties officeooo:rsid="003357d8" officeooo:paragraph-rsid="003357d8"/>
    </style:style>
    <style:style style:name="P5" style:family="paragraph" style:parent-style-name="Эпиграф">
      <style:text-properties officeooo:rsid="00310b17" officeooo:paragraph-rsid="00310b17"/>
    </style:style>
    <style:style style:name="P6" style:family="paragraph" style:parent-style-name="Аннотация_20_и_20_Ключевые_20_слова">
      <style:text-properties officeooo:rsid="003357d8" officeooo:paragraph-rsid="003357d8"/>
    </style:style>
    <style:style style:name="P7" style:family="paragraph" style:parent-style-name="Аннотация_20_и_20_Ключевые_20_слова">
      <style:text-properties fo:font-style="italic" fo:font-weight="bold" officeooo:paragraph-rsid="003357d8" style:font-style-asian="italic" style:font-weight-asian="bold" style:font-style-complex="italic" style:font-weight-complex="bold"/>
    </style:style>
    <style:style style:name="P8" style:family="paragraph" style:parent-style-name="Автор">
      <style:text-properties officeooo:paragraph-rsid="003027b5"/>
    </style:style>
    <style:style style:name="P9" style:family="paragraph" style:parent-style-name="Heading_20_2">
      <style:text-properties officeooo:rsid="003027b5" officeooo:paragraph-rsid="003027b5"/>
    </style:style>
    <style:style style:name="P10" style:family="paragraph" style:parent-style-name="Heading_20_3">
      <style:text-properties officeooo:rsid="003357d8" officeooo:paragraph-rsid="003357d8"/>
    </style:style>
    <style:style style:name="T1" style:family="text">
      <style:text-properties officeooo:rsid="003027b5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027b5" style:font-style-asian="italic" style:font-weight-asian="bold" style:font-style-complex="italic" style:font-weight-complex="bold"/>
    </style:style>
    <style:style style:name="T4" style:family="text">
      <style:text-properties officeooo:rsid="00310b17"/>
    </style:style>
    <style:style style:name="T5" style:family="text">
      <style:text-properties officeooo:rsid="00326d46"/>
    </style:style>
    <style:style style:name="T6" style:family="text">
      <style:text-properties fo:font-style="normal" fo:font-weight="normal" officeooo:rsid="003357d8" style:font-style-asian="normal" style:font-weight-asian="normal" style:font-style-complex="normal" style:font-weight-complex="normal"/>
    </style:style>
    <style:style style:name="T7" style:family="text">
      <style:text-properties officeooo:rsid="003959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УДК">УДК 101.1</text:p>
      <text:p text:style-name="P8">И.О. Фамилия</text:p>
      <text:h text:style-name="P9" text:outline-level="2">Заголовок статьи</text:h>
      <text:p text:style-name="Сведения_20_об_20_авторе"><text:span text:style-name="T3">Фамилия Имя Отчество</text:span><text:span text:style-name="T1"> далее с</text:span>ведения об авторе</text:p>
      <text:p text:style-name="Аннотация_20_и_20_Ключевые_20_слова">Аннотация</text:p>
      <text:p text:style-name="Аннотация_20_и_20_Ключевые_20_слова"><text:span text:style-name="T2">Ключевые слова:</text:span> </text:p>
      <text:p text:style-name="Аннотация_20_и_20_Ключевые_20_слова"/>
      <text:p text:style-name="Эпиграф">Эпиграф <text:span text:style-name="T4">строка 1</text:span></text:p>
      <text:p text:style-name="P5">Эпиграф строка 2</text:p>
      <text:p text:style-name="P1">Основной текст статьи<text:note text:id="ftn1" text:note-class="footnote"><text:note-citation>1</text:note-citation><text:note-body><text:p text:style-name="P2">Текст сноски </text:p></text:note-body></text:note></text:p>
      <text:p text:style-name="Цитирование">Цитата <text:span text:style-name="T7">в тексте</text:span></text:p>
      <text:h text:style-name="Heading_20_3" text:outline-level="3">Подзаголовок</text:h>
      <text:p text:style-name="P1">Основной текст продолжается</text:p>
      <text:h text:style-name="Heading_20_4" text:outline-level="4">Подзаголовок <text:span text:style-name="T5">втор</text:span>ого уровня</text:h>
      <text:p text:style-name="P1">Основной текст продолжается</text:p>
      <text:h text:style-name="Heading_20_5" text:outline-level="5">Подзаголовок третьего уровня</text:h>
      <text:p text:style-name="P1">Основной текст заканчивается</text:p>
      <text:h text:style-name="Heading_20_3" text:outline-level="3">Список литературы</text:h>
      <text:p text:style-name="P4">Текст списка литературы</text:p>
      <text:h text:style-name="Heading_20_3" text:outline-level="3">Английское название статьи</text:h>
      <text:p text:style-name="Автор_20_по-английски">Автор по-английски</text:p>
      <text:p text:style-name="P3">Сведения об авторе по-английски</text:p>
      <text:p text:style-name="P6">Аннотация по-английски</text:p>
      <text:p text:style-name="P7">Keywords: <text:span text:style-name="T6">ключевые слова по-английски</text:span></text:p>
      <text:h text:style-name="P10" text:outline-level="3">References</text:h>
      <text:p text:style-name="Текст_20_списка_20_литературы">Текст списка литературы по-английск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" svg:font-family="'IPH Lib Serif'" style:font-adornments="Regular" style:font-pitch="variable"/>
    <style:font-face style:name="IPH Lib Serif1" svg:font-family="'IPH Lib Serif'" style:font-adornments="Обычный" style:font-pitch="variable"/>
    <style:font-face style:name="IPH Lib Serif2" svg:font-family="'IPH Lib Serif'" style:font-adornments="Полужирный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orphans="2" fo:widows="2" style:page-number="auto" style:writing-mode="page"/>
      <style:text-properties style:font-name="IPH Lib Serif" fo:font-family="'IPH Lib Serif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IPH Lib Serif1" fo:font-family="'IPH Lib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loext:contextual-spacing="false" fo:line-height="120%" fo:text-indent="9mm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4pt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.53mm" fo:margin-bottom="2.12mm" loext:contextual-spacing="false" fo:text-align="center" style:justify-single-word="false" style:page-number="auto" style:writing-mode="page"/>
      <style:text-properties style:font-name="IPH Lib Serif2" fo:font-family="'IPH Lib Serif'" style:font-style-name="Полужирный" style:font-pitch="variable" fo:font-size="14pt" fo:font-weight="bold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text-align="justify" style:justify-single-word="false" style:page-number="auto" style:writing-mode="page"/>
      <style:text-properties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text-align="justify" style:justify-single-word="false" style:page-number="auto" style:writing-mode="page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loext:contextual-spacing="false" style:page-number="auto" style:writing-mode="pag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text-indent="9m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Цитирование" style:family="paragraph" style:parent-style-name="Text_20_body">
      <style:paragraph-properties fo:margin-left="4.99mm" fo:margin-right="4.99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УДК" style:family="paragraph" style:parent-style-name="Автор">
      <style:paragraph-properties fo:margin-left="0mm" fo:margin-right="0mm" fo:text-align="start" style:justify-single-word="false" fo:text-indent="0mm" style:auto-text-indent="false"/>
      <style:text-properties officeooo:rsid="003b0f8e"/>
    </style:style>
    <style:style style:name="Footnote_20_Symbol" style:display-name="Footnote Symbol" style:family="text">
      <style:text-properties style:text-position="super 58%" style:font-size-asian="10.5pt" loext:shadow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1:51:58.236484493</meta:creation-date>
    <meta:generator>LibreOffice/6.1.6.3$Linux_X86_64 LibreOffice_project/5896ab1714085361c45cf540f76f60673dd96a72</meta:generator>
    <meta:editing-duration>PT2M36S</meta:editing-duration>
    <meta:editing-cycles>4</meta:editing-cycles>
    <dc:date>2019-06-12T10:58:22.901334364</dc:date>
    <meta:document-statistic meta:table-count="0" meta:image-count="0" meta:object-count="0" meta:page-count="1" meta:paragraph-count="26" meta:word-count="71" meta:character-count="558" meta:non-whitespace-character-count="511"/>
    <meta:template xlink:type="simple" xlink:actuate="onRequest" xlink:title="статья" xlink:href="../../../mnt/lib/Издательство/Шаблоны/статья.ott" meta:date="2017-03-09T21:51:57.502217970"/>
  </office:meta>
</office:document-meta>
</file>